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00000006045C18C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5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P6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7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ff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-complex="Garamond1"/>
    </style:style>
    <style:style style:name="T2" style:family="text">
      <style:text-properties fo:color="#000000" style:font-name-complex="Garamond1"/>
    </style:style>
    <style:style style:name="T3" style:family="text"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T4" style:family="text">
      <style:text-properties fo:color="#000000" style:font-name="Garamond" fo:background-color="transparent" style:font-name-complex="Garamond1"/>
    </style:style>
    <style:style style:name="T5" style:family="text">
      <style:text-properties fo:color="#000000" style:font-name="Garamond" fo:font-size="18pt" fo:font-weight="bold" fo:background-color="transparent" style:font-size-asian="18pt" style:font-weight-asian="bold" style:font-name-complex="Garamond1" style:font-size-complex="18pt" style:font-weight-complex="bold"/>
    </style:style>
    <style:style style:name="T6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T7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T8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9" style:family="text">
      <style:text-properties fo:color="#0000ff" style:font-name="Garamond" style:text-underline-style="solid" style:text-underline-width="auto" style:text-underline-color="font-color" fo:background-color="transparent" style:font-name-complex="Garamond1"/>
    </style:style>
    <style:style style:name="T10" style:family="text">
      <style:text-properties fo:color="#0000ff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0000ff" fo:font-size="15pt" fo:font-style="italic" style:text-underline-style="solid" style:text-underline-width="auto" style:text-underline-color="font-color" style:font-size-asian="15pt" style:font-style-asian="italic" style:font-name-complex="Garamond1" style:font-size-complex="15pt" style:font-style-complex="italic"/>
    </style:style>
    <style:style style:name="T12" style:family="text">
      <style:text-properties fo:color="#0000ff" fo:font-size="13pt" fo:font-style="italic" style:font-size-asian="13pt" style:font-style-asian="italic" style:font-name-complex="Garamond1" style:font-size-complex="13pt" style:font-style-complex="italic"/>
    </style:style>
    <style:style style:name="T13" style:family="text">
      <style:text-properties fo:color="#0000ff" fo:font-size="13pt" fo:font-style="italic" style:font-size-asian="13pt" style:font-style-asian="italic" style:font-size-complex="13pt" style:font-style-complex="italic"/>
    </style:style>
    <style:style style:name="T14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name-complex="Garamond1" style:font-size-complex="13pt" style:font-style-complex="italic"/>
    </style:style>
    <style:style style:name="T15" style:family="text">
      <style:text-properties fo:color="#0000ff" fo:font-size="14pt" fo:font-style="italic" style:text-underline-style="solid" style:text-underline-width="auto" style:text-underline-color="font-color" style:font-size-asian="14pt" style:font-style-asian="italic" style:font-name-complex="Garamond1" style:font-size-complex="14pt" style:font-style-complex="italic"/>
    </style:style>
    <style:style style:name="T16" style:family="text">
      <style:text-properties fo:color="#0000ff"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Garamond" fo:background-color="transparent" style:font-name-complex="Garamond1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4">References</text:p>
          </table:table-cell>
        </table:table-row>
      </table:table>
      <text:p text:style-name="P8"/>
      <text:p text:style-name="P5">Myles O'conner Mauldin</text:p>
      <text:p text:style-name="P6"><text:tab/><text:tab/>Sales Associate<text:tab/><text:span text:style-name="T18">Gameworld</text:span><text:tab/><text:tab/>Barstow, CA 92311</text:p>
      <text:p text:style-name="P7"><text:span text:style-name="T1"><text:tab/><text:tab/>1208 Carson St<text:tab/>(760) 267-1606<text:tab/></text:span><text:span text:style-name="T14">Myles.</text:span><text:bookmark text:name="_GoBack"/><text:span text:style-name="T14">Mauldin@gmail.com</text:span></text:p>
      <text:p text:style-name="P5">Melissa Matteson</text:p>
      <text:p text:style-name="P6"><text:tab/><text:tab/>Career Mentor<text:tab/><text:tab/><text:span text:style-name="T18">Career Institute</text:span><text:tab/>Barstow, CA 92312</text:p>
      <text:p text:style-name="P6"><text:tab/><text:tab/>PO Box 40<text:tab/><text:tab/>(760) 577-8269<text:tab/><text:a xlink:type="simple" xlink:href="mailto:mmatteson@cinow.org" text:style-name="Internet_20_link" text:visited-style-name="Visited_20_Internet_20_Link"><text:span text:style-name="T13">mmatteson@cinow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chievement" style:family="paragraph" style:parent-style-name="Standard" style:default-outline-level="">
      <style:paragraph-properties fo:margin="100%" fo:margin-left="0.1701in" fo:margin-right="0in" fo:margin-top="0in" fo:margin-bottom="0.0417in" style:line-height-at-least="0.0835in" fo:text-indent="-0.1701in" style:auto-text-indent="false">
        <style:tab-stops>
          <style:tab-stop style:position="0.25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Wingdings"/>
    </style:style>
    <style:style style:name="ListLabel_20_1" style:display-name="ListLabel 1" style:family="text">
      <style:text-properties fo:font-size="8pt" style:font-size-asian="8pt" style:font-name-complex="Wingdings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MP3" style:family="paragraph" style:parent-style-name="Standard">
      <style:paragraph-properties fo:text-align="center" style:justify-single-word="false"/>
      <style:text-properties fo:color="#0000ff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MP4" style:family="paragraph" style:parent-style-name="Standard">
      <style:paragraph-properties fo:text-align="center" style:justify-single-word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MT1" style:family="text">
      <style:text-properties fo:color="#000000" style:font-name="Garamond" fo:background-color="transparent" style:font-name-complex="Garamond1"/>
    </style:style>
    <style:style style:name="MT2" style:family="text">
      <style:text-properties style:font-name="Garamond" fo:background-color="transparent" style:font-name-complex="Garamond1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125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in" svg:height="1in" draw:z-index="0"><draw:image xlink:href="Pictures/10000201000000600000006045C18C39.png" xlink:type="simple" xlink:show="embed" xlink:actuate="onLoad"/></draw:frame><text:span text:style-name="MT1">Josefina Breit Vineyard</text:span></text:p>
        <text:p text:style-name="MP2"><text:span text:style-name="MT1">2500 N. Rainbow Blvd Apt 2102,</text:span></text:p>
        <text:p text:style-name="MP2"><text:span text:style-name="MT1">Las Vegas, NV 89108</text:span></text:p>
        <text:p text:style-name="MP2"><text:span text:style-name="MT1">(702) 463-3886</text:span></text:p>
        <text:p text:style-name="MP3"><text:a xlink:type="simple" xlink:href="mailto:josefina.vineyard@gmail.com" text:style-name="Internet_20_link" text:visited-style-name="Visited_20_Internet_20_Link"><text:span text:style-name="MT2">josefina.vineyard@gmail.com</text:span></text:a></text:p>
        <text:p text:style-name="MP4"><text:a xlink:type="simple" xlink:href="http://qsksw.webs.com/" text:style-name="Internet_20_link" text:visited-style-name="Visited_20_Internet_20_Link"><text:span text:style-name="MT1">http://qsksw.webs.com/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fina Vineyard</meta:initial-creator>
    <meta:creation-date>2014-02-20T19:11:00.76</meta:creation-date>
    <dc:date>2014-08-03T18:13:50.89</dc:date>
    <meta:editing-duration>PT3H56M59S</meta:editing-duration>
    <meta:editing-cycles>117</meta:editing-cycles>
    <meta:generator>OpenOffice/4.1.0$Win32 OpenOffice.org_project/410m18$Build-9764</meta:generator>
    <dc:creator>Josefina Vineyard</dc:creator>
    <meta:document-statistic meta:table-count="1" meta:image-count="1" meta:object-count="0" meta:page-count="1" meta:paragraph-count="13" meta:word-count="48" meta:character-count="382"/>
  </office:meta>
</office:document-meta>
</file>